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Optionnel,1|Obligatoire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Non,1|Oui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 table:number-columns-repeated="2"/>
          <table:table-cell table:style-name="ce4" office:value-type="string">
            <text:p>[hcheck]1|Oui,0|Non</text:p>
          </table:table-cell>
          <table:table-cell table:style-name="ce4"/>
          <table:table-cell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G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g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5]+10" office:value-type="float" office:value="190">
            <text:p>19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UPORT_PAG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ND</text:p>
          </table:table-cell>
          <table:table-cell table:number-columns-repeated="255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float" office:value="5030">
            <text:p>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30">30/10/2007</text:date>, <text:time>16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6-11-20T10:08:16</meta:creation-date>
    <dc:creator>Marc Claverie</dc:creator>
    <dc:date>2007-10-30T16:58:12</dc:date>
    <dc:language>fr-FR</dc:language>
    <meta:editing-cycles>28</meta:editing-cycles>
    <meta:editing-duration>PT6H58M37S</meta:editing-duration>
    <meta:user-defined meta:name="Info 1"/>
    <meta:user-defined meta:name="Info 2"/>
    <meta:user-defined meta:name="Info 3"/>
    <meta:user-defined meta:name="Info 4"/>
    <meta:document-statistic meta:table-count="3" meta:cell-count="1012"/>
  </office:meta>
</office:document-meta>
</file>